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7cm" fo:min-width="2.69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0.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0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7cm" fo:min-width="3.1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.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428cm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0.50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5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0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.3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5cm" fo:min-width="0.4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.00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.54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5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50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88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3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2.2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50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50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padding-top="0.151cm" fo:padding-bottom="0.151cm" fo:padding-left="0.276cm" fo:padding-right="0.276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6.056cm" svg:y1="2.696cm" svg:x2="6.056cm" svg:y2="7.225cm">
          <text:p/>
        </draw:line>
        <draw:line draw:style-name="gr2" draw:text-style-name="P1" draw:layer="layout" svg:x1="6.056cm" svg:y1="7.225cm" svg:x2="7.164cm" svg:y2="6.376cm">
          <text:p/>
        </draw:line>
        <draw:line draw:style-name="gr2" draw:text-style-name="P1" draw:layer="layout" svg:x1="6.056cm" svg:y1="2.696cm" svg:x2="7.164cm" svg:y2="3.545cm">
          <text:p/>
        </draw:line>
        <draw:line draw:style-name="gr2" draw:text-style-name="P1" draw:layer="layout" svg:x1="7.164cm" svg:y1="3.545cm" svg:x2="7.164cm" svg:y2="6.376cm">
          <text:p/>
        </draw:line>
        <draw:line draw:style-name="gr2" draw:text-style-name="P1" draw:layer="layout" svg:x1="23.23cm" svg:y1="6.093cm" svg:x2="23.23cm" svg:y2="10.622cm">
          <text:p/>
        </draw:line>
        <draw:line draw:style-name="gr2" draw:text-style-name="P1" draw:layer="layout" svg:x1="23.23cm" svg:y1="10.622cm" svg:x2="24.338cm" svg:y2="9.773cm">
          <text:p/>
        </draw:line>
        <draw:line draw:style-name="gr2" draw:text-style-name="P1" draw:layer="layout" svg:x1="23.23cm" svg:y1="6.093cm" svg:x2="24.338cm" svg:y2="6.942cm">
          <text:p/>
        </draw:line>
        <draw:line draw:style-name="gr2" draw:text-style-name="P1" draw:layer="layout" svg:x1="24.338cm" svg:y1="6.942cm" svg:x2="24.338cm" svg:y2="9.773cm">
          <text:p/>
        </draw:line>
        <draw:line draw:style-name="gr3" draw:text-style-name="P1" draw:layer="layout" svg:x1="4.117cm" svg:y1="3.828cm" svg:x2="6.056cm" svg:y2="3.828cm">
          <text:p/>
        </draw:line>
        <draw:line draw:style-name="gr3" draw:text-style-name="P1" draw:layer="layout" svg:x1="4.117cm" svg:y1="5.81cm" svg:x2="6.056cm" svg:y2="5.81cm">
          <text:p/>
        </draw:line>
        <draw:custom-shape draw:style-name="gr4" draw:text-style-name="P1" draw:layer="layout" svg:width="4.709cm" svg:height="5.945cm" svg:x="9.934cm" svg:y="2.69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986cm" svg:height="2.547cm" svg:x="9.657cm" svg:y="10.623cm">
          <text:p text:style-name="P1">LCD Display </text:p>
          <text:p text:style-name="P1">FS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01cm" svg:height="2.548cm" svg:x="10.488cm" svg:y="14.8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047cm" svg:height="2.265cm" svg:x="1.321cm" svg:y="12.321cm">
          <text:p text:style-name="P1">Counter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197cm" svg:height="2.657cm" svg:x="10.488cm" svg:y="14.869cm">
          <draw:text-box>
            <text:p text:style-name="P1"><text:s/>Control</text:p>
            <text:p text:style-name="P1"><text:s/>Signals </text:p>
            <text:p text:style-name="P1">FSM</text:p>
          </draw:text-box>
        </draw:frame>
        <draw:frame draw:style-name="gr7" draw:layer="layout" svg:width="0.93cm" svg:height="1.356cm" svg:x="6.056cm" svg:y="3.545cm">
          <draw:text-box>
            <text:p>0</text:p>
          </draw:text-box>
        </draw:frame>
        <draw:frame draw:style-name="gr8" draw:layer="layout" svg:width="0.831cm" svg:height="1.072cm" svg:x="6.056cm" svg:y="5.304cm">
          <draw:text-box>
            <text:p>1</text:p>
          </draw:text-box>
        </draw:frame>
        <draw:line draw:style-name="gr9" draw:text-style-name="P1" draw:layer="layout" svg:x1="7.164cm" svg:y1="4.961cm" svg:x2="9.934cm" svg:y2="4.961cm">
          <text:p/>
        </draw:line>
        <draw:frame draw:style-name="gr10" draw:text-style-name="P1" draw:layer="layout" svg:width="3.659cm" svg:height="2.657cm" svg:x="10.43cm" svg:y="3.828cm">
          <draw:text-box>
            <text:p text:style-name="P1">Reg file to</text:p>
            <text:p text:style-name="P1">Store two</text:p>
            <text:p text:style-name="P1"><text:s/>lines</text:p>
          </draw:text-box>
        </draw:frame>
        <draw:frame draw:style-name="gr11" xml:id="id2" draw:id="id2" draw:layer="layout" svg:width="0.93cm" svg:height="1.073cm" svg:x="23.23cm" svg:y="6.942cm">
          <draw:text-box>
            <text:p>1</text:p>
          </draw:text-box>
        </draw:frame>
        <draw:frame draw:style-name="gr12" draw:layer="layout" svg:width="0.93cm" svg:height="1.072cm" svg:x="23.23cm" svg:y="8.701cm">
          <draw:text-box>
            <text:p>0</text:p>
          </draw:text-box>
        </draw:frame>
        <draw:connector draw:style-name="gr9" draw:text-style-name="P1" draw:layer="layout" svg:x1="17.272cm" svg:y1="5.863cm" svg:x2="23.23cm" svg:y2="7.478cm" draw:start-shape="id1" draw:start-glue-point="1" draw:end-shape="id2" draw:end-glue-point="3" svg:d="M17272 5863h3000v1615h2958" svg:viewBox="0 0 5959 1616">
          <text:p/>
        </draw:connector>
        <draw:line draw:style-name="gr3" draw:text-style-name="P1" draw:layer="layout" svg:x1="13.535cm" svg:y1="10.623cm" svg:x2="13.535cm" svg:y2="8.641cm">
          <text:p/>
        </draw:line>
        <draw:frame draw:style-name="gr13" draw:layer="layout" svg:width="1.928cm" svg:height="1.072cm" svg:x="13.535cm" svg:y="8.931cm">
          <draw:text-box>
            <text:p>r_en</text:p>
          </draw:text-box>
        </draw:frame>
        <draw:line draw:style-name="gr14" draw:text-style-name="P1" draw:layer="layout" svg:x1="9.657cm" svg:y1="10.906cm" svg:x2="6.61cm" svg:y2="10.906cm">
          <text:p/>
        </draw:line>
        <draw:line draw:style-name="gr9" draw:text-style-name="P1" draw:layer="layout" svg:x1="6.61cm" svg:y1="10.905cm" svg:x2="6.61cm" svg:y2="6.942cm">
          <text:p/>
        </draw:line>
        <draw:frame draw:style-name="gr15" draw:layer="layout" svg:width="1.662cm" svg:height="1.072cm" svg:x="4.948cm" svg:y="7.569cm">
          <draw:text-box>
            <text:p>line</text:p>
          </draw:text-box>
        </draw:frame>
        <draw:line draw:style-name="gr9" draw:text-style-name="P1" draw:layer="layout" svg:x1="14.089cm" svg:y1="16.284cm" svg:x2="26cm" svg:y2="16.284cm">
          <text:p/>
        </draw:line>
        <draw:frame draw:style-name="gr16" draw:layer="layout" svg:width="1.009cm" svg:height="1.073cm" svg:x="26cm" svg:y="15.778cm">
          <draw:text-box>
            <text:p>E</text:p>
          </draw:text-box>
        </draw:frame>
        <draw:line draw:style-name="gr9" draw:text-style-name="P1" draw:layer="layout" svg:x1="24.338cm" svg:y1="8.358cm" svg:x2="26cm" svg:y2="8.358cm">
          <text:p/>
        </draw:line>
        <draw:frame draw:style-name="gr17" draw:layer="layout" svg:width="2.007cm" svg:height="1.072cm" svg:x="25.785cm" svg:y="7.852cm">
          <draw:text-box>
            <text:p>Data</text:p>
          </draw:text-box>
        </draw:frame>
        <draw:line draw:style-name="gr9" draw:text-style-name="P1" draw:layer="layout" svg:x1="14.643cm" svg:y1="12.038cm" svg:x2="26.277cm" svg:y2="12.038cm">
          <text:p/>
        </draw:line>
        <draw:frame draw:style-name="gr18" draw:layer="layout" svg:width="1.508cm" svg:height="1.072cm" svg:x="26.154cm" svg:y="11.532cm">
          <draw:text-box>
            <text:p>RS</text:p>
          </draw:text-box>
        </draw:frame>
        <draw:line draw:style-name="gr9" draw:text-style-name="P1" draw:layer="layout" svg:x1="23.784cm" svg:y1="14.02cm" svg:x2="26.277cm" svg:y2="14.02cm">
          <text:p/>
        </draw:line>
        <draw:frame draw:style-name="gr19" draw:layer="layout" svg:width="1.895cm" svg:height="1.072cm" svg:x="26.044cm" svg:y="13.514cm">
          <draw:text-box>
            <text:p>R/W</text:p>
          </draw:text-box>
        </draw:frame>
        <draw:frame draw:style-name="gr20" draw:layer="layout" svg:width="0.93cm" svg:height="1.355cm" svg:x="23.131cm" svg:y="13.514cm">
          <draw:text-box>
            <text:p>0</text:p>
          </draw:text-box>
        </draw:frame>
        <draw:line draw:style-name="gr3" draw:text-style-name="P1" draw:layer="layout" svg:x1="23.784cm" svg:y1="12.038cm" svg:x2="23.784cm" svg:y2="10.339cm">
          <text:p/>
        </draw:line>
        <draw:frame draw:style-name="gr21" draw:layer="layout" svg:width="1.508cm" svg:height="1.073cm" svg:x="23.784cm" svg:y="10.339cm">
          <draw:text-box>
            <text:p>RS</text:p>
          </draw:text-box>
        </draw:frame>
        <draw:line draw:style-name="gr14" draw:text-style-name="P1" draw:layer="layout" svg:x1="18.798cm" svg:y1="12.038cm" svg:x2="18.798cm" svg:y2="9.207cm">
          <text:p/>
        </draw:line>
        <draw:line draw:style-name="gr9" draw:text-style-name="P1" draw:layer="layout" svg:x1="18.798cm" svg:y1="9.207cm" svg:x2="23.23cm" svg:y2="9.207cm">
          <text:p/>
        </draw:line>
        <draw:frame draw:style-name="gr22" draw:layer="layout" svg:width="3.11cm" svg:height="1.072cm" svg:x="18.798cm" svg:y="9.342cm">
          <draw:text-box>
            <text:p>fsm_data</text:p>
          </draw:text-box>
        </draw:frame>
        <draw:line draw:style-name="gr9" draw:text-style-name="P1" draw:layer="layout" svg:x1="12.15cm" svg:y1="14.869cm" svg:x2="12.15cm" svg:y2="13.17cm">
          <text:p/>
        </draw:line>
        <draw:frame draw:style-name="gr23" draw:layer="layout" svg:width="3.003cm" svg:height="1.072cm" svg:x="12.002cm" svg:y="13.427cm">
          <draw:text-box>
            <text:p>tx_done</text:p>
          </draw:text-box>
        </draw:frame>
        <draw:frame draw:style-name="gr24" draw:layer="layout" svg:width="3.003cm" svg:height="1.073cm" svg:x="2.455cm" svg:y="15.495cm">
          <draw:text-box>
            <text:p>tx_done</text:p>
          </draw:text-box>
        </draw:frame>
        <draw:frame draw:style-name="gr25" draw:layer="layout" svg:width="3.387cm" svg:height="1.072cm" svg:x="4.671cm" svg:y="13.797cm">
          <draw:text-box>
            <text:p>bar(r_en)</text:p>
          </draw:text-box>
        </draw:frame>
        <draw:line draw:style-name="gr9" draw:text-style-name="P1" draw:layer="layout" svg:x1="4.368cm" svg:y1="12.604cm" svg:x2="9.657cm" svg:y2="12.604cm">
          <text:p/>
        </draw:line>
        <draw:line draw:style-name="gr14" draw:text-style-name="P1" draw:layer="layout" svg:x1="10.211cm" svg:y1="13.17cm" svg:x2="10.211cm" svg:y2="13.736cm">
          <text:p/>
        </draw:line>
        <draw:line draw:style-name="gr9" draw:text-style-name="P1" draw:layer="layout" svg:x1="10.211cm" svg:y1="13.737cm" svg:x2="4.368cm" svg:y2="13.737cm">
          <text:p/>
        </draw:line>
        <draw:line draw:style-name="gr14" draw:text-style-name="P1" draw:layer="layout" svg:x1="10.488cm" svg:y1="16.568cm" svg:x2="2.455cm" svg:y2="16.568cm">
          <text:p/>
        </draw:line>
        <draw:line draw:style-name="gr9" draw:text-style-name="P1" draw:layer="layout" svg:x1="2.455cm" svg:y1="16.568cm" svg:x2="2.455cm" svg:y2="14.586cm">
          <text:p/>
        </draw:line>
        <draw:frame draw:style-name="gr26" draw:layer="layout" svg:width="3.88cm" svg:height="1.072cm" svg:x="6.056cm" svg:y="11.532cm">
          <draw:text-box>
            <text:p>lines_done</text:p>
          </draw:text-box>
        </draw:frame>
        <draw:line draw:style-name="gr14" draw:text-style-name="P1" draw:layer="layout" svg:x1="2.732cm" svg:y1="12.321cm" svg:x2="2.732cm" svg:y2="10.027cm">
          <text:p/>
        </draw:line>
        <draw:line draw:style-name="gr14" draw:text-style-name="P1" draw:layer="layout" svg:x1="17.018cm" svg:y1="10.16cm" svg:x2="2.732cm" svg:y2="10.027cm">
          <text:p/>
        </draw:line>
        <draw:line draw:style-name="gr9" draw:text-style-name="P1" draw:layer="layout" svg:x1="17.018cm" svg:y1="10.16cm" svg:x2="17.018cm" svg:y2="8.774cm">
          <text:p/>
        </draw:line>
        <draw:frame draw:style-name="gr27" draw:layer="layout" svg:width="3.317cm" svg:height="1.072cm" svg:x="14.986cm" svg:y="10.16cm">
          <draw:text-box>
            <text:p>addr_mux</text:p>
          </draw:text-box>
        </draw:frame>
        <draw:line draw:style-name="gr2" draw:text-style-name="P1" draw:layer="layout" svg:x1="6.071cm" svg:y1="2.696cm" svg:x2="6.071cm" svg:y2="7.225cm">
          <text:p/>
        </draw:line>
        <draw:line draw:style-name="gr9" draw:text-style-name="P1" draw:layer="layout" svg:x1="4.132cm" svg:y1="3.828cm" svg:x2="6.071cm" svg:y2="3.828cm">
          <text:p/>
        </draw:line>
        <draw:line draw:style-name="gr9" draw:text-style-name="P1" draw:layer="layout" svg:x1="4.132cm" svg:y1="5.81cm" svg:x2="6.071cm" svg:y2="5.81cm">
          <text:p/>
        </draw:line>
        <draw:frame draw:style-name="gr28" draw:layer="layout" svg:width="4.006cm" svg:height="1.073cm" svg:x="0.254cm" svg:y="3.322cm">
          <draw:text-box>
            <text:p>Lines 1 &amp; 3</text:p>
          </draw:text-box>
        </draw:frame>
        <draw:frame draw:style-name="gr29" draw:layer="layout" svg:width="4.006cm" svg:height="1.072cm" svg:x="0.254cm" svg:y="5.244cm">
          <draw:text-box>
            <text:p>Lines 2 &amp; 4</text:p>
          </draw:text-box>
        </draw:frame>
        <draw:line draw:style-name="gr14" draw:text-style-name="P1" draw:layer="layout" svg:x1="8.382cm" svg:y1="4.572cm" svg:x2="7.874cm" svg:y2="5.334cm">
          <text:p/>
        </draw:line>
        <draw:frame draw:style-name="gr30" draw:layer="layout" svg:width="2.286cm" svg:height="0.962cm" svg:x="7.366cm" svg:y="3.81cm">
          <draw:text-box>
            <text:p>320</text:p>
          </draw:text-box>
        </draw:frame>
        <draw:line draw:style-name="gr1" draw:text-style-name="P1" draw:layer="layout" svg:x1="16.256cm" svg:y1="2.075cm" svg:x2="16.256cm" svg:y2="9.652cm">
          <text:p/>
        </draw:line>
        <draw:line draw:style-name="gr2" draw:text-style-name="P1" draw:layer="layout" svg:x1="16.256cm" svg:y1="9.652cm" svg:x2="17.272cm" svg:y2="8.232cm">
          <text:p/>
        </draw:line>
        <draw:line draw:style-name="gr2" draw:text-style-name="P1" draw:layer="layout" svg:x1="16.256cm" svg:y1="2.075cm" svg:x2="17.272cm" svg:y2="3.495cm">
          <text:p/>
        </draw:line>
        <draw:line draw:style-name="gr2" draw:text-style-name="P1" xml:id="id1" draw:id="id1" draw:layer="layout" svg:x1="17.272cm" svg:y1="3.495cm" svg:x2="17.272cm" svg:y2="8.231cm">
          <text:p/>
        </draw:line>
        <draw:line draw:style-name="gr2" draw:text-style-name="P1" draw:layer="layout" svg:x1="16.27cm" svg:y1="2.075cm" svg:x2="16.27cm" svg:y2="9.652cm">
          <text:p/>
        </draw:line>
        <draw:line draw:style-name="gr14" draw:text-style-name="P1" draw:layer="layout" svg:x1="16.764cm" svg:y1="9.906cm" svg:x2="17.272cm" svg:y2="9.277cm">
          <text:p/>
        </draw:line>
        <draw:frame draw:style-name="gr30" draw:layer="layout" svg:width="0.762cm" svg:height="0.962cm" svg:x="17.018cm" svg:y="9.065cm">
          <draw:text-box>
            <text:p>6</text:p>
          </draw:text-box>
        </draw:frame>
        <draw:line draw:style-name="gr9" draw:text-style-name="P1" draw:layer="layout" svg:x1="14.643cm" svg:y1="3.048cm" svg:x2="16.27cm" svg:y2="3.048cm">
          <text:p/>
        </draw:line>
        <draw:line draw:style-name="gr9" draw:text-style-name="P1" draw:layer="layout" svg:x1="14.629cm" svg:y1="3.495cm" svg:x2="16.256cm" svg:y2="3.495cm">
          <text:p/>
        </draw:line>
        <draw:line draw:style-name="gr9" draw:text-style-name="P1" draw:layer="layout" svg:x1="14.643cm" svg:y1="4.064cm" svg:x2="16.27cm" svg:y2="4.064cm">
          <text:p/>
        </draw:line>
        <draw:line draw:style-name="gr9" draw:text-style-name="P1" draw:layer="layout" svg:x1="14.643cm" svg:y1="8.382cm" svg:x2="16.27cm" svg:y2="8.382cm">
          <text:p/>
        </draw:line>
        <draw:custom-shape draw:style-name="gr31" draw:text-style-name="P1" draw:layer="layout" svg:width="0.254cm" svg:height="0.254cm" svg:x="14.98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4.986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254cm" svg:height="0.254cm" svg:x="14.98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8.796cm" svg:y1="5.588cm" svg:x2="18.288cm" svg:y2="6.096cm">
          <text:p/>
        </draw:line>
        <draw:frame draw:style-name="gr30" draw:layer="layout" svg:width="1.016cm" svg:height="0.962cm" svg:x="18.288cm" svg:y="4.826cm">
          <draw:text-box>
            <text:p>8</text:p>
          </draw:text-box>
        </draw:frame>
        <draw:frame draw:style-name="gr30" draw:layer="layout" svg:width="3.302cm" svg:height="0.962cm" svg:x="19.304cm" svg:y="4.826cm">
          <draw:text-box>
            <text:p>data_out</text:p>
          </draw:text-box>
        </draw:frame>
        <presentation:notes draw:style-name="dp2">
          <draw:page-thumbnail draw:style-name="gr3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20:24:02.031645431</meta:creation-date>
    <dc:date>2017-07-18T20:12:55.143344938</dc:date>
    <meta:editing-duration>PT1M6S</meta:editing-duration>
    <meta:editing-cycles>7</meta:editing-cycles>
    <meta:generator>LibreOffice/4.2.8.2$Linux_x86 LibreOffice_project/420m0$Build-2</meta:generator>
    <meta:document-statistic meta:object-count="102"/>
  </office:meta>
</office:document-meta>
</file>